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leObj1" manifest:media-type=""/>
  <manifest:file-entry manifest:full-path="ObjectReplacements/OleObj2" manifest:media-type=""/>
  <manifest:file-entry manifest:full-path="ObjectReplacements/OleObj3" manifest:media-type=""/>
  <manifest:file-entry manifest:full-path="OleObj1" manifest:media-type="application/octet-stream"/>
  <manifest:file-entry manifest:full-path="settings.xml" manifest:media-type="text/xml"/>
  <manifest:file-entry manifest:full-path="OleObj2" manifest:media-type="application/octet-stream"/>
  <manifest:file-entry manifest:full-path="styles.xml" manifest:media-type="text/xml"/>
  <manifest:file-entry manifest:full-path="OleObj3" manifest:media-type="application/octet-stream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mic Sans MS" svg:font-family="'Comic Sans MS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00%" fo:text-align="start" style:justify-single-word="false"/>
    </style:style>
    <style:style style:name="P2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353cm" loext:contextual-spacing="false"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353cm" loext:contextual-spacing="false" fo:line-height="100%" fo:text-align="center" style:justify-single-word="false"/>
      <style:text-properties style:use-window-font-color="true" style:font-name="Calibri" fo:font-size="40pt" fo:font-weight="normal" fo:background-color="transparent" style:font-name-asian="Comic Sans MS" style:font-weight-asian="normal" style:font-name-complex="Comic Sans MS" style:font-weight-complex="normal"/>
    </style:style>
    <style:style style:name="P6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use-window-font-color="true" style:font-name="Calibri1" fo:font-size="11pt" fo:font-weight="normal" officeooo:rsid="000d5d9b" officeooo:paragraph-rsid="000d5d9b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fr1" style:family="graphic" style:parent-style-name="OLE">
      <style:graphic-properties style:vertical-pos="top" style:vertical-rel="baseline" draw:ole-draw-aspect="1" draw:visible-area-top="0cm" draw:visible-area-width="5.001cm" draw:visible-area-height="5.001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5">INSTRUMENTAL </text:p>
      <text:p text:style-name="P3"/>
      <text:p text:style-name="P1"><text:span text:style-name="T1"><text:s text:c="26"/></text:span><draw:frame draw:style-name="fr1" draw:name="1" text:anchor-type="as-char" svg:width="11.404cm" style:rel-width="scale" svg:height="6.985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text:span text:style-name="T1"> <text:s text:c="63"/></text:span></text:p>
      <text:p text:style-name="P1"><text:span text:style-name="T1"><text:s text:c="13"/></text:span><draw:frame draw:style-name="fr1" draw:name="2" text:anchor-type="as-char" svg:width="6.218cm" style:rel-width="scale" svg:height="6.456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text:span text:style-name="T1"> <text:s text:c="29"/></text:span><draw:frame draw:style-name="fr1" draw:name="3" text:anchor-type="as-char" svg:width="4.577cm" style:rel-width="scale" svg:height="6.615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2"/>
      <text:p text:style-name="P2"/>
      <text:p text:style-name="P2">NOMBRE:</text:p>
      <text:p text:style-name="P6">Amparo Larrañaga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mic Sans MS" svg:font-family="'Comic Sans MS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1T10:20:39.360000000</dc:date>
    <dc:creator>Javier Mancera Fernández</dc:creator>
    <meta:editing-duration>PT38M36S</meta:editing-duration>
    <meta:editing-cycles>2</meta:editing-cycles>
    <meta:generator>LibreOffice/5.3.6.1$Windows_x86 LibreOffice_project/686f202eff87ef707079aeb7f485847613344eb7</meta:generator>
    <meta:document-statistic meta:table-count="0" meta:image-count="0" meta:object-count="3" meta:page-count="1" meta:paragraph-count="5" meta:word-count="4" meta:character-count="169" meta:non-whitespace-character-count="34"/>
  </office:meta>
</office:document-meta>
</file>